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T1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&lt;RelativeLayout xmlns:android="http://schemas.android.com/apk/res/android"<text:s/></text:p>
      <text:p text:style-name="P2"><text:s/>    xmlns:tools="http://schemas.android.com/tools"<text:s/></text:p>
      <text:p text:style-name="P3"><text:s/>    android:layout_width="match_parent"<text:s/></text:p>
      <text:p text:style-name="P4"><text:s/>    android:layout_height="match_parent"<text:s/></text:p>
      <text:p text:style-name="P5"><text:s/>    android:paddingLeft="@dimen/activity_horizontal_margin"<text:s/></text:p>
      <text:p text:style-name="P6"><text:s/>    android:paddingRight="@dimen/activity_horizontal_margin"<text:s/></text:p>
      <text:p text:style-name="P7"><text:s/>    android:paddingTop="@dimen/activity_vertical_margin"<text:s/></text:p>
      <text:p text:style-name="P8"><text:s/>    android:paddingBottom="@dimen/activity_vertical_margin"<text:s/></text:p>
      <text:p text:style-name="P9"><text:s/>    tools:context="com.example.tictactoe.app.TicTacToe"&gt;<text:s/></text:p>
      <text:p text:style-name="P10"><text:s text:c="2"/></text:p>
      <text:p text:style-name="P11"><text:s/>    &lt;CheckBox<text:s/></text:p>
      <text:p text:style-name="P12"><text:s/>        android:onClick="onCheckboxClicked"<text:s/></text:p>
      <text:p text:style-name="P13"><text:s/>        android:layout_width="wrap_content"<text:s/></text:p>
      <text:p text:style-name="P14"><text:s/>        android:layout_height="wrap_content"<text:s/></text:p>
      <text:p text:style-name="P15"><text:s/>        android:id="@+id/checkBox"<text:s/></text:p>
      <text:p text:style-name="P16"><text:s/>        android:layout_alignParentTop="true"<text:s/></text:p>
      <text:p text:style-name="P17"><text:s/>        android:layout_alignParentLeft="true"<text:s/></text:p>
      <text:p text:style-name="P18"><text:s/>        android:layout_alignParentStart="true"<text:s/></text:p>
      <text:p text:style-name="P19"><text:s/>        android:layout_marginTop="42dp"<text:s/></text:p>
      <text:p text:style-name="P20"><text:s/>        android:checked="false" /&gt;<text:s/></text:p>
      <text:p text:style-name="P21"><text:s text:c="2"/></text:p>
      <text:p text:style-name="P22"><text:s/>    &lt;CheckBox<text:s/></text:p>
      <text:p text:style-name="P23"><text:s/>        android:onClick="onCheckboxClicked"<text:s/></text:p>
      <text:p text:style-name="P24"><text:s/>        android:layout_width="wrap_content"<text:s/></text:p>
      <text:p text:style-name="P25"><text:s/>        android:layout_height="wrap_content"<text:s/></text:p>
      <text:p text:style-name="P26"><text:s/>        android:id="@+id/checkBox2"<text:s/></text:p>
      <text:p text:style-name="P27"><text:s/>        android:layout_alignTop="@+id/checkBox"<text:s/></text:p>
      <text:p text:style-name="P28"><text:s/>        android:layout_centerHorizontal="true"<text:s/></text:p>
      <text:p text:style-name="P29"><text:s/>        android:checked="false" /&gt;<text:s/></text:p>
      <text:p text:style-name="P30"><text:s text:c="2"/></text:p>
      <text:p text:style-name="P31"><text:s/>    &lt;CheckBox<text:s/></text:p>
      <text:soft-page-break/>
      <text:p text:style-name="P32"><text:s/>        android:onClick="onCheckboxClicked"<text:s/></text:p>
      <text:p text:style-name="P33"><text:s/>        android:layout_width="wrap_content"<text:s/></text:p>
      <text:p text:style-name="P34"><text:s/>        android:layout_height="wrap_content"<text:s/></text:p>
      <text:p text:style-name="P35"><text:s/>        android:id="@+id/checkBox3"<text:s/></text:p>
      <text:p text:style-name="P36"><text:s/>        android:layout_alignTop="@+id/checkBox2"<text:s/></text:p>
      <text:p text:style-name="P37"><text:s/>        android:layout_alignParentRight="true"<text:s/></text:p>
      <text:p text:style-name="P38"><text:s/>        android:layout_alignParentEnd="true"<text:s/></text:p>
      <text:p text:style-name="P39"><text:s/>        android:checked="false" /&gt;<text:s/></text:p>
      <text:p text:style-name="P40"><text:s text:c="2"/></text:p>
      <text:p text:style-name="P41"><text:s/>    &lt;CheckBox<text:s/></text:p>
      <text:p text:style-name="P42"><text:s/>        android:onClick="onCheckboxClicked"<text:s/></text:p>
      <text:p text:style-name="P43"><text:s/>        android:layout_width="wrap_content"<text:s/></text:p>
      <text:p text:style-name="P44"><text:s/>        android:layout_height="wrap_content"<text:s/></text:p>
      <text:p text:style-name="P45"><text:s/>        android:id="@+id/checkBox4"<text:s/></text:p>
      <text:p text:style-name="P46"><text:s/>        android:layout_marginTop="86dp"<text:s/></text:p>
      <text:p text:style-name="P47"><text:s/>        android:checked="false"<text:s/></text:p>
      <text:p text:style-name="P48"><text:s/>        android:layout_below="@+id/checkBox"<text:s/></text:p>
      <text:p text:style-name="P49"><text:s/>        android:layout_alignParentLeft="true"<text:s/></text:p>
      <text:p text:style-name="P50"><text:s/>        android:layout_alignParentStart="true" /&gt;<text:s/></text:p>
      <text:p text:style-name="P51"><text:s text:c="2"/></text:p>
      <text:p text:style-name="P52"><text:s/>    &lt;CheckBox<text:s/></text:p>
      <text:p text:style-name="P53"><text:s/>        android:onClick="onCheckboxClicked"<text:s/></text:p>
      <text:p text:style-name="P54"><text:s/>        android:layout_width="wrap_content"<text:s/></text:p>
      <text:p text:style-name="P55"><text:s/>        android:layout_height="wrap_content"<text:s/></text:p>
      <text:p text:style-name="P56"><text:s/>        android:id="@+id/checkBox5"<text:s/></text:p>
      <text:p text:style-name="P57"><text:s/>        android:layout_alignTop="@+id/checkBox4"<text:s/></text:p>
      <text:p text:style-name="P58"><text:s/>        android:layout_centerHorizontal="true"<text:s/></text:p>
      <text:p text:style-name="P59"><text:s/>        android:checked="false" /&gt;<text:s/></text:p>
      <text:p text:style-name="P60"><text:s text:c="2"/></text:p>
      <text:p text:style-name="P61"><text:s/>    &lt;CheckBox<text:s/></text:p>
      <text:p text:style-name="P62"><text:s/>        android:onClick="onCheckboxClicked"<text:s/></text:p>
      <text:soft-page-break/>
      <text:p text:style-name="P63"><text:s/>        android:layout_width="wrap_content"<text:s/></text:p>
      <text:p text:style-name="P64"><text:s/>        android:layout_height="wrap_content"<text:s/></text:p>
      <text:p text:style-name="P65"><text:s/>        android:id="@+id/checkBox6"<text:s/></text:p>
      <text:p text:style-name="P66"><text:s/>        android:layout_alignTop="@+id/checkBox5"<text:s/></text:p>
      <text:p text:style-name="P67"><text:s/>        android:layout_alignParentRight="true"<text:s/></text:p>
      <text:p text:style-name="P68"><text:s/>        android:layout_alignParentEnd="true"<text:s/></text:p>
      <text:p text:style-name="P69"><text:s/>        android:checked="false" /&gt;<text:s/></text:p>
      <text:p text:style-name="P70"><text:s text:c="2"/></text:p>
      <text:p text:style-name="P71"><text:s/>    &lt;CheckBox<text:s/></text:p>
      <text:p text:style-name="P72"><text:s/>        android:onClick="onCheckboxClicked"<text:s/></text:p>
      <text:p text:style-name="P73"><text:s/>        android:layout_width="wrap_content"<text:s/></text:p>
      <text:p text:style-name="P74"><text:s/>        android:layout_height="wrap_content"<text:s/></text:p>
      <text:p text:style-name="P75"><text:s/>        android:id="@+id/checkBox7"<text:s/></text:p>
      <text:p text:style-name="P76"><text:s/>        android:layout_below="@+id/checkBox4"<text:s/></text:p>
      <text:p text:style-name="P77"><text:s/>        android:layout_alignParentLeft="true"<text:s/></text:p>
      <text:p text:style-name="P78"><text:s/>        android:layout_alignParentStart="true"<text:s/></text:p>
      <text:p text:style-name="P79"><text:s/>        android:layout_marginTop="106dp"<text:s/></text:p>
      <text:p text:style-name="P80"><text:s/>        android:checked="false" /&gt;<text:s/></text:p>
      <text:p text:style-name="P81"><text:s text:c="2"/></text:p>
      <text:p text:style-name="P82"><text:s/>    &lt;CheckBox<text:s/></text:p>
      <text:p text:style-name="P83"><text:s/>        android:onClick="onCheckboxClicked"<text:s/></text:p>
      <text:p text:style-name="P84"><text:s/>        android:layout_width="wrap_content"<text:s/></text:p>
      <text:p text:style-name="P85"><text:s/>        android:layout_height="wrap_content"<text:s/></text:p>
      <text:p text:style-name="P86"><text:s/>        android:id="@+id/checkBox8"<text:s/></text:p>
      <text:p text:style-name="P87"><text:s/>        android:layout_alignTop="@+id/checkBox7"<text:s/></text:p>
      <text:p text:style-name="P88"><text:s/>        android:layout_centerHorizontal="true"<text:s/></text:p>
      <text:p text:style-name="P89"><text:s/>        android:checked="false" /&gt;<text:s/></text:p>
      <text:p text:style-name="P90"><text:s text:c="2"/></text:p>
      <text:p text:style-name="P91"><text:s/>    &lt;CheckBox<text:s/></text:p>
      <text:p text:style-name="P92"><text:s/>        android:onClick="onCheckboxClicked"<text:s/></text:p>
      <text:p text:style-name="P93"><text:s/>        android:layout_width="wrap_content"<text:s/></text:p>
      <text:soft-page-break/>
      <text:p text:style-name="P94"><text:s/>        android:layout_height="wrap_content"<text:s/></text:p>
      <text:p text:style-name="P95"><text:s/>        android:id="@+id/checkBox9"<text:s/></text:p>
      <text:p text:style-name="P96"><text:s/>        android:layout_alignTop="@+id/checkBox8"<text:s/></text:p>
      <text:p text:style-name="P97"><text:s/>        android:layout_alignParentRight="true"<text:s/></text:p>
      <text:p text:style-name="P98"><text:s/>        android:layout_alignParentEnd="true"<text:s/></text:p>
      <text:p text:style-name="P99"><text:s/>        android:checked="false" /&gt;<text:s/></text:p>
      <text:p text:style-name="P100"><text:s text:c="2"/></text:p>
      <text:p text:style-name="P101"><text:s/>    &lt;TextView<text:s/></text:p>
      <text:p text:style-name="P102"><text:s/>        android:layout_width="wrap_content"<text:s/></text:p>
      <text:p text:style-name="P103"><text:s/>        android:layout_height="wrap_content"<text:s/></text:p>
      <text:p text:style-name="P104"><text:s/>        android:textAppearance="?android:attr/textAppearanceLarge"<text:s/></text:p>
      <text:p text:style-name="P105"><text:s/>        android:text="Tic-Tac-Toe!"<text:s/></text:p>
      <text:p text:style-name="P106"><text:s/>        android:id="@+id/textView"<text:s/></text:p>
      <text:p text:style-name="P107"><text:s/>        android:layout_alignParentBottom="true"<text:s/></text:p>
      <text:p text:style-name="P108"><text:s/>        android:layout_centerHorizontal="true"<text:s/></text:p>
      <text:p text:style-name="P109"><text:s/>        android:layout_marginBottom="51dp" /&gt;<text:s/></text:p>
      <text:p text:style-name="Normal"><text:span text:style-name="T110"><text:s/>&lt;/RelativeLayout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NAN FASEEH</meta:initial-creator>
    <dc:creator>ADNAN FASEEH</dc:creator>
    <meta:creation-date>2023-03-26T06:23:00Z</meta:creation-date>
    <dc:date>2023-03-26T06:23:00Z</dc:date>
    <meta:print-date>2023-03-26T06:19:00Z</meta:print-date>
    <meta:template xlink:href="Normal" xlink:type="simple"/>
    <meta:editing-cycles>2</meta:editing-cycles>
    <meta:editing-duration>PT360S</meta:editing-duration>
    <meta:document-statistic meta:page-count="4" meta:paragraph-count="8" meta:word-count="647" meta:character-count="4329" meta:row-count="30" meta:non-whitespace-character-count="3690"/>
  </office:meta>
</office:document-meta>
</file>